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68cm" fo:margin-left="-0.545cm" table:align="left"/>
    </style:style>
    <style:style style:name="Table1.A" style:family="table-column">
      <style:table-column-properties style:column-width="3.836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8.599cm"/>
    </style:style>
    <style:style style:name="Table1.A1" style:family="table-cell">
      <style:table-cell-properties style:vertical-align="middle" fo:padding="0.049cm" fo:border="none"/>
    </style:style>
    <style:style style:name="Table1.C72" style:family="table-cell">
      <style:table-cell-properties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a xlink:type="simple" xlink:href="https://www.w3schools.com/tags/att_onabort.asp" text:style-name="Internet_20_link" text:visited-style-name="Visited_20_Internet_20_Link">onabort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on abor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afterprint.asp" text:style-name="Internet_20_link" text:visited-style-name="Visited_20_Internet_20_Link">onafterprint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after the document is prin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beforeprint.asp" text:style-name="Internet_20_link" text:visited-style-name="Visited_20_Internet_20_Link">onbeforeprint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before the document is prin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beforeunload.asp" text:style-name="Internet_20_link" text:visited-style-name="Visited_20_Internet_20_Link">onbeforeunload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document is about to be unloa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blur.asp" text:style-name="Internet_20_link" text:visited-style-name="Visited_20_Internet_20_Link">onblur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loses focu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anplay.asp" text:style-name="Internet_20_link" text:visited-style-name="Visited_20_Internet_20_Link">oncanplay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a file is ready to start playing (when it has buffered enough to begin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anplaythrough.asp" text:style-name="Internet_20_link" text:visited-style-name="Visited_20_Internet_20_Link">oncanplaythrough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a file can be played all the way to the end without pausing for buffer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hange.asp" text:style-name="Internet_20_link" text:visited-style-name="Visited_20_Internet_20_Link">onchange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value of the element is chang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lick.asp" text:style-name="Internet_20_link" text:visited-style-name="Visited_20_Internet_20_Link">onclick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is being click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ontextmenu.asp" text:style-name="Internet_20_link" text:visited-style-name="Visited_20_Internet_20_Link">oncontextmenu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context menu is trigger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opy.asp" text:style-name="Internet_20_link" text:visited-style-name="Visited_20_Internet_20_Link">oncopy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content of the element is being copi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uechange.asp" text:style-name="Internet_20_link" text:visited-style-name="Visited_20_Internet_20_Link">oncuechange</text:a></text:p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>&lt;track&gt;</text:a></text:p>
          </table:table-cell>
          <table:table-cell table:style-name="Table1.A1" office:value-type="string">
            <text:p text:style-name="Table_20_Contents">Script to be run when the cue changes in a <text:a xlink:type="simple" xlink:href="https://www.w3schools.com/tags/tag_track.asp" text:style-name="Internet_20_link" text:visited-style-name="Visited_20_Internet_20_Link">&lt;track&gt;</text:a>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ut.asp" text:style-name="Internet_20_link" text:visited-style-name="Visited_20_Internet_20_Link">oncu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content of the element is being cu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blclick.asp" text:style-name="Internet_20_link" text:visited-style-name="Visited_20_Internet_20_Link">ondblclick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is being double-click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.asp" text:style-name="Internet_20_link" text:visited-style-name="Visited_20_Internet_20_Link">ondrag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is being dragg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end.asp" text:style-name="Internet_20_link" text:visited-style-name="Visited_20_Internet_20_Link">ondragend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at the end of a drag oper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enter.asp" text:style-name="Internet_20_link" text:visited-style-name="Visited_20_Internet_20_Link">ondragenter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n element has been dragged to a valid drop targe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leave.asp" text:style-name="Internet_20_link" text:visited-style-name="Visited_20_Internet_20_Link">ondragleave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n element leaves a valid drop targe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over.asp" text:style-name="Internet_20_link" text:visited-style-name="Visited_20_Internet_20_Link">ondragover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n element is being dragged over a valid drop targe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start.asp" text:style-name="Internet_20_link" text:visited-style-name="Visited_20_Internet_20_Link">ondragstar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at the start of a drag oper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op.asp" text:style-name="Internet_20_link" text:visited-style-name="Visited_20_Internet_20_Link">ondrop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dragged element is being dropp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urationchange.asp" text:style-name="Internet_20_link" text:visited-style-name="Visited_20_Internet_20_Link">ondurationchang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length of the media chang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emptied.asp" text:style-name="Internet_20_link" text:visited-style-name="Visited_20_Internet_20_Link">onemptie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something bad happens and the file is suddenly unavailable (like unexpectedly disconnects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ended.asp" text:style-name="Internet_20_link" text:visited-style-name="Visited_20_Internet_20_Link">onende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has reach the end (a useful event for messages like "thanks for listening"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error.asp" text:style-name="Internet_20_link" text:visited-style-name="Visited_20_Internet_20_Link">onerror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body.asp" text:style-name="Internet_20_link" text:visited-style-name="Visited_20_Internet_20_Link">&lt;body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script.asp" text:style-name="Internet_20_link" text:visited-style-name="Visited_20_Internet_20_Link">&lt;script&gt;</text:a>, <text:a xlink:type="simple" xlink:href="https://www.w3schools.com/tags/tag_style.asp" text:style-name="Internet_20_link" text:visited-style-name="Visited_20_Internet_20_Link">&lt;style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an error occurs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www.w3schools.com/tags/att_onfocus.asp" text:style-name="Internet_20_link" text:visited-style-name="Visited_20_Internet_20_Link">onfocus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gets focu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hashchange.asp" text:style-name="Internet_20_link" text:visited-style-name="Visited_20_Internet_20_Link">onhashchange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re has been changes to the anchor part of the a URL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input.asp" text:style-name="Internet_20_link" text:visited-style-name="Visited_20_Internet_20_Link">oninpu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gets user inpu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invalid.asp" text:style-name="Internet_20_link" text:visited-style-name="Visited_20_Internet_20_Link">oninvalid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is invali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keydown.asp" text:style-name="Internet_20_link" text:visited-style-name="Visited_20_Internet_20_Link">onkeydown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user is pressing a ke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keypress.asp" text:style-name="Internet_20_link" text:visited-style-name="Visited_20_Internet_20_Link">onkeypress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user presses a ke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keyup.asp" text:style-name="Internet_20_link" text:visited-style-name="Visited_20_Internet_20_Link">onkeyup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user releases a ke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load.asp" text:style-name="Internet_20_link" text:visited-style-name="Visited_20_Internet_20_Link">onload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link.asp" text:style-name="Internet_20_link" text:visited-style-name="Visited_20_Internet_20_Link">&lt;link&gt;</text:a>, <text:a xlink:type="simple" xlink:href="https://www.w3schools.com/tags/tag_script.asp" text:style-name="Internet_20_link" text:visited-style-name="Visited_20_Internet_20_Link">&lt;script&gt;</text:a>, <text:a xlink:type="simple" xlink:href="https://www.w3schools.com/tags/tag_style.asp" text:style-name="Internet_20_link" text:visited-style-name="Visited_20_Internet_20_Link">&lt;style&gt;</text:a></text:p>
          </table:table-cell>
          <table:table-cell table:style-name="Table1.A1" office:value-type="string">
            <text:p text:style-name="Table_20_Contents">Script to be run when the element is finished load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loadeddata.asp" text:style-name="Internet_20_link" text:visited-style-name="Visited_20_Internet_20_Link">onloadeddata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media data is loa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loadedmetadata.asp" text:style-name="Internet_20_link" text:visited-style-name="Visited_20_Internet_20_Link">onloadedmetadata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meta data (like dimensions and duration) are loa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loadstart.asp" text:style-name="Internet_20_link" text:visited-style-name="Visited_20_Internet_20_Link">onloadstart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just as the file begins to load before anything is actually loa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down.asp" text:style-name="Internet_20_link" text:visited-style-name="Visited_20_Internet_20_Link">onmousedown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button is pressed down on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move.asp" text:style-name="Internet_20_link" text:visited-style-name="Visited_20_Internet_20_Link">onmousemove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as long as the  mouse pointer is moving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out.asp" text:style-name="Internet_20_link" text:visited-style-name="Visited_20_Internet_20_Link">onmouseou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pointer moves out of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over.asp" text:style-name="Internet_20_link" text:visited-style-name="Visited_20_Internet_20_Link">onmouseover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pointer moves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up.asp" text:style-name="Internet_20_link" text:visited-style-name="Visited_20_Internet_20_Link">onmouseup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button is released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wheel.asp" text:style-name="Internet_20_link" text:visited-style-name="Visited_20_Internet_20_Link">onmousewheel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wheel is being scrolled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offline.asp" text:style-name="Internet_20_link" text:visited-style-name="Visited_20_Internet_20_Link">onoffline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browser starts to work offlin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online.asp" text:style-name="Internet_20_link" text:visited-style-name="Visited_20_Internet_20_Link">ononline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browser starts to work online</text:p>
          </table:table-cell>
        </table:table-row>
        <table:table-row>
          <table:table-cell table:style-name="Table1.A1" office:value-type="string">
            <text:p text:style-name="Table_20_Contents">onpagehide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a user navigates away from a pag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ageshow.asp" text:style-name="Internet_20_link" text:visited-style-name="Visited_20_Internet_20_Link">onpageshow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a user navigates to a pag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aste.asp" text:style-name="Internet_20_link" text:visited-style-name="Visited_20_Internet_20_Link">onpaste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user pastes some content in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ause.asp" text:style-name="Internet_20_link" text:visited-style-name="Visited_20_Internet_20_Link">onpaus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is paused either by the user or programmaticall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lay.asp" text:style-name="Internet_20_link" text:visited-style-name="Visited_20_Internet_20_Link">onplay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has started play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laying.asp" text:style-name="Internet_20_link" text:visited-style-name="Visited_20_Internet_20_Link">onplaying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has started playing</text:p>
          </table:table-cell>
        </table:table-row>
        <table:table-row>
          <table:table-cell table:style-name="Table1.A1" office:value-type="string">
            <text:p text:style-name="Table_20_Contents">onpopstate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window's history changes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rogress.asp" text:style-name="Internet_20_link" text:visited-style-name="Visited_20_Internet_20_Link">onprogress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browser is in the process of getting the media data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www.w3schools.com/tags/att_onratechange.asp" text:style-name="Internet_20_link" text:visited-style-name="Visited_20_Internet_20_Link">onratechang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each time the playback rate changes (like when a user switches to a slow motion or fast forward mode)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reset.asp" text:style-name="Internet_20_link" text:visited-style-name="Visited_20_Internet_20_Link">onreset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cript to be run when a reset button in a form is clicked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resize.asp" text:style-name="Internet_20_link" text:visited-style-name="Visited_20_Internet_20_Link">onresize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browser window is being resized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croll.asp" text:style-name="Internet_20_link" text:visited-style-name="Visited_20_Internet_20_Link">onscroll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n element's scrollbar is being scroll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arch.asp" text:style-name="Internet_20_link" text:visited-style-name="Visited_20_Internet_20_Link">onsearch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cript to be run when the user writes something in a search field (for &lt;input="search"&gt;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eked.asp" text:style-name="Internet_20_link" text:visited-style-name="Visited_20_Internet_20_Link">onseeke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seeking attribute is set to false indicating that seeking has en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eking.asp" text:style-name="Internet_20_link" text:visited-style-name="Visited_20_Internet_20_Link">onseeking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seeking attribute is set to true indicating that seeking is activ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lect.asp" text:style-name="Internet_20_link" text:visited-style-name="Visited_20_Internet_20_Link">onselec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gets selec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how.asp" text:style-name="Internet_20_link" text:visited-style-name="Visited_20_Internet_20_Link">onshow</text:a></text:p>
          </table:table-cell>
          <table:table-cell table:style-name="Table1.A1" office:value-type="string">
            <text:p text:style-name="Table_20_Contents"><text:a xlink:type="simple" xlink:href="https://www.w3schools.com/tags/tag_menu.asp" text:style-name="Internet_20_link" text:visited-style-name="Visited_20_Internet_20_Link">&lt;menu&gt;</text:a></text:p>
          </table:table-cell>
          <table:table-cell table:style-name="Table1.A1" office:value-type="string">
            <text:p text:style-name="Table_20_Contents">Script to be run when a &lt;menu&gt; element is shown as a context menu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talled.asp" text:style-name="Internet_20_link" text:visited-style-name="Visited_20_Internet_20_Link">onstalle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browser is unable to fetch the media data for whatever reason</text:p>
          </table:table-cell>
        </table:table-row>
        <table:table-row>
          <table:table-cell table:style-name="Table1.A1" office:value-type="string">
            <text:p text:style-name="Table_20_Contents">onstorage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a Web Storage area is upda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ubmit.asp" text:style-name="Internet_20_link" text:visited-style-name="Visited_20_Internet_20_Link">onsubmit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cript to be run when a form is submit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uspend.asp" text:style-name="Internet_20_link" text:visited-style-name="Visited_20_Internet_20_Link">onsuspen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fetching the media data is stopped before it is completely loaded for whatever reas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timeupdate.asp" text:style-name="Internet_20_link" text:visited-style-name="Visited_20_Internet_20_Link">ontimeupdat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playing position has changed (like when the user fast forwards to a different point in the media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toggle.asp" text:style-name="Internet_20_link" text:visited-style-name="Visited_20_Internet_20_Link">ontoggle</text:a></text:p>
          </table:table-cell>
          <table:table-cell table:style-name="Table1.A1" office:value-type="string">
            <text:p text:style-name="Table_20_Contents"><text:a xlink:type="simple" xlink:href="https://www.w3schools.com/tags/tag_details.asp" text:style-name="Internet_20_link" text:visited-style-name="Visited_20_Internet_20_Link">&lt;details&gt;</text:a></text:p>
          </table:table-cell>
          <table:table-cell table:style-name="Table1.A1" office:value-type="string">
            <text:p text:style-name="Table_20_Contents">Script to be run when the user opens or closes the &lt;details&gt;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unload.asp" text:style-name="Internet_20_link" text:visited-style-name="Visited_20_Internet_20_Link">onunload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a page has unloaded (or the browser window has been closed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volumechange.asp" text:style-name="Internet_20_link" text:visited-style-name="Visited_20_Internet_20_Link">onvolumechang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each time the volume of a video/audio has been chang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waiting.asp" text:style-name="Internet_20_link" text:visited-style-name="Visited_20_Internet_20_Link">onwaiting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has paused but is expected to resume (like when the media pauses to buffer more data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wheel.asp" text:style-name="Internet_20_link" text:visited-style-name="Visited_20_Internet_20_Link">onwheel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mouse wheel rolls up or down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pen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details.asp" text:style-name="Internet_20_link" text:visited-style-name="Visited_20_Internet_20_Link"/></text:p>
          </table:table-cell>
          <table:table-cell table:style-name="Table1.C7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1:58:07.760108751</meta:creation-date>
    <dc:date>2018-06-15T12:10:20.853083754</dc:date>
    <meta:editing-duration>PT2M3S</meta:editing-duration>
    <meta:editing-cycles>1</meta:editing-cycles>
    <meta:document-statistic meta:table-count="1" meta:image-count="0" meta:object-count="0" meta:page-count="3" meta:paragraph-count="213" meta:word-count="1158" meta:character-count="6506" meta:non-whitespace-character-count="5560"/>
    <meta:generator>LibreOffice/5.1.6.2$Linux_X86_64 LibreOffice_project/10m0$Build-2</meta:generator>
  </office:meta>
</office:document-meta>
</file>